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751f1" officeooo:paragraph-rsid="001751f1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1751f1" officeooo:paragraph-rsid="0017b8e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899f7" officeooo:paragraph-rsid="001899f7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899f7" officeooo:paragraph-rsid="0018a3d6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899f7" officeooo:paragraph-rsid="0018b1c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normal" officeooo:rsid="001899f7" officeooo:paragraph-rsid="001899f7" style:font-size-asian="18pt" style:font-weight-asian="normal" style:font-size-complex="18pt" style:font-weight-complex="normal"/>
    </style:style>
    <style:style style:name="P7" style:family="paragraph" style:parent-style-name="Standard">
      <style:text-properties fo:font-size="18pt" fo:font-weight="normal" officeooo:rsid="001899f7" officeooo:paragraph-rsid="0018a3d6" style:font-size-asian="18pt" style:font-weight-asian="normal" style:font-size-complex="18pt" style:font-weight-complex="normal"/>
    </style:style>
    <style:style style:name="P8" style:family="paragraph" style:parent-style-name="Standard">
      <style:text-properties fo:font-size="12pt" fo:font-weight="normal" officeooo:rsid="001751f1" officeooo:paragraph-rsid="001751f1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751f1" officeooo:paragraph-rsid="0017b8ed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7b8ed" officeooo:paragraph-rsid="0017b8ed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899f7" officeooo:paragraph-rsid="001899f7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899f7" officeooo:paragraph-rsid="0018a3d6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8a3d6" officeooo:paragraph-rsid="0018a3d6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8b1cd" officeooo:paragraph-rsid="0018b1cd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8a3d6" officeooo:paragraph-rsid="0018a3d6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899f7" officeooo:paragraph-rsid="0018a3d6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bold" officeooo:rsid="001899f7" officeooo:paragraph-rsid="0018a3d6" style:font-size-asian="10.5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7b8ed" style:font-style-asian="normal" style:font-style-complex="normal"/>
    </style:style>
    <style:style style:name="T6" style:family="text">
      <style:text-properties officeooo:rsid="0018a3d6"/>
    </style:style>
    <style:style style:name="T7" style:family="text">
      <style:text-properties officeooo:rsid="0018b1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lide 2</text:p>
      <text:p text:style-name="P6"/>
      <text:p text:style-name="P11">Locating a radiating source based on range or range-difference measurements obtained from</text:p>
      <text:p text:style-name="P11">a network of passive sensors has been a subject of research over the past two decades</text:p>
      <text:p text:style-name="P11">due to the problems importance in many applications. </text:p>
      <text:p text:style-name="P11">In this thesis, we develop new solution methods for the problem of localizing a single radiating source based on range and range-difference measurements, that include :</text:p>
      <text:p text:style-name="P11">Iterative re-weighting algorithms ; </text:p>
      <text:p text:style-name="P11">a penalty convex-concave procedure;</text:p>
      <text:p text:style-name="P11"><text:s/>and sequential convex relaxation procedures . </text:p>
      <text:p text:style-name="P11">The primary application area of this work are <text:s/>wireless sensor networks, where the RF signals are used to derive the ranging measurements. However, the solution methods proposed are general and could</text:p>
      <text:p text:style-name="P11">be applied to measurements derived from other types of signals.</text:p>
      <text:p text:style-name="P11"/>
      <text:p text:style-name="P4">Slide <text:span text:style-name="T6">3</text:span></text:p>
      <text:p text:style-name="P4"/>
      <text:p text:style-name="P15">Geolocation is a rapidly growing field due to the large impact it has on daily life, particularly for real-time navigation on mobile smartphones. Location-based services are playing an increasingly important role in other fields such as teleconferencing, wireless communications, surveillance, and geophysics and many others.</text:p>
      <text:p text:style-name="P15"/>
      <text:p text:style-name="P4">Slide <text:span text:style-name="T6">4</text:span></text:p>
      <text:p text:style-name="P12"/>
      <text:p text:style-name="P4">Slide <text:span text:style-name="T6">5</text:span></text:p>
      <text:p text:style-name="P17"/>
      <text:p text:style-name="P13">Classical non-survey based localization systems are generally comprised of two</text:p>
      <text:p text:style-name="P13">subsystems: range/angle estimation <text:s/>and lateration/angulation . </text:p>
      <text:p text:style-name="P13">The range/angle estimation subsystem determines distance or direction between</text:p>
      <text:p text:style-name="P13">the mobile object <text:s/>and an array of reference points with known location . The reference points can</text:p>
      <text:p text:style-name="P13">be satellites in GPS , or base stations in cellular <text:span text:style-name="T7">networks</text:span>, or a set of iBeacons.</text:p>
      <text:p text:style-name="P13">Lateration/angulation subsystem uses the coordinates of the reference points and the distance or angle estimates to find the unknown position. </text:p>
      <text:p text:style-name="P13"/>
      <text:p text:style-name="P12"/>
      <text:p text:style-name="P4">Slide <text:span text:style-name="T6">6</text:span></text:p>
      <text:p text:style-name="P13"/>
      <text:p text:style-name="P14">Time of Arrival <text:s/>localization is based on <text:s/>the fact that </text:p>
      <text:p text:style-name="P14">the distance between a mobile device and reference points can <text:s/>be calculated </text:p>
      <text:p text:style-name="P14">if the propagation speed of signals is known and the time that a signal takes to be received can be measured.</text:p>
      <text:p text:style-name="P14"/>
      <text:p text:style-name="P5">Slide <text:span text:style-name="T7">7</text:span></text:p>
      <text:p text:style-name="P13"/>
      <text:p text:style-name="P14">A TDOA system is comprised of at least three base stations, one of which is the</text:p>
      <text:p text:style-name="P14">reference station. All stations are transmitting at precise time intervals, and the</text:p>
      <text:p text:style-name="P14"><text:soft-page-break/>receiver measures the small differences in time that it takes the signals to arrive. </text:p>
      <text:p text:style-name="P14">In particular, the set of possible positions of a mobile unit that has a range difference of </text:p>
      <text:p text:style-name="P14">d3-d1 from two given base stations BS3 <text:s/>and BS1 is a hyperbola with vertex separation of </text:p>
      <text:p text:style-name="P14">d3-d1 and focii located at BS3 <text:s/>and BS1.</text:p>
      <text:p text:style-name="P14"/>
      <text:p text:style-name="P4">Slide <text:span text:style-name="T6">8</text:span></text:p>
      <text:p text:style-name="P7"/>
      <text:p text:style-name="P4">Slide <text:span text:style-name="T6">9</text:span></text:p>
      <text:p text:style-name="P16"/>
      <text:p text:style-name="P4">Slide <text:span text:style-name="T6">10</text:span></text:p>
      <text:p text:style-name="P4"/>
      <text:p text:style-name="P4">Slide <text:span text:style-name="T6">11</text:span></text:p>
      <text:p text:style-name="P4"/>
      <text:p text:style-name="P4">Slide <text:span text:style-name="T6">12</text:span></text:p>
      <text:p text:style-name="P16"/>
      <text:p text:style-name="P16"/>
      <text:p text:style-name="P16"/>
      <text:p text:style-name="P16"/>
      <text:p text:style-name="P1">Slide 54</text:p>
      <text:p text:style-name="P8"/>
      <text:p text:style-name="P8">The problem in <text:s/>can be (equivalently) written as</text:p>
      <text:p text:style-name="P8"/>
      <text:p text:style-name="P8">The constraints are difficult to satisfy exactly. This motivates a relaxed</text:p>
      <text:p text:style-name="P8">set of constraints that lead to the following <text:s/>problem</text:p>
      <text:p text:style-name="P8"/>
      <text:p text:style-name="P8">where γ &gt; 0 is a small scalar, initially set in the range of ∈ (0, 0.5). The solution of</text:p>
      <text:p text:style-name="P8">the relaxed problem may be taken as an approximate solution of the constrained problem,</text:p>
      <text:p text:style-name="P8">hence the RLS as well. By allowing γ to sequentially and monotonically</text:p>
      <text:p text:style-name="P8">decrease <text:s/>to zero, the solution of the relaxed problem converges to that of the <text:s/>constrained</text:p>
      <text:p text:style-name="P8">problem, because as γ approaches 0, the feasible regions of two problems <text:s/>become equivalent. </text:p>
      <text:p text:style-name="P8">As iterations proceed, the objective will not be monotonically decreasing in general but it will converge to a critical point.</text:p>
      <text:p text:style-name="P8"/>
      <text:p text:style-name="P8">The relaxed problem is nonconvex due to the nonconvexity of the inequality constraints.</text:p>
      <text:p text:style-name="P8"/>
      <text:p text:style-name="P1">Slide 55</text:p>
      <text:p text:style-name="P1"/>
      <text:p text:style-name="P10">To be precise, the first set of constraints are convex, while the second are not.</text:p>
      <text:p text:style-name="P10">Because the norm ||<text:span text:style-name="T1">kx − a _i^ k||</text:span> is a convex function with respect to <text:span text:style-name="T2">x</text:span>, it follows that for</text:p>
      <text:p text:style-name="P10">a known <text:span text:style-name="T2">x_k</text:span><text:span text:style-name="T4">, the second set of constraints can be replaced with its affine approximation</text:span></text:p>
      <text:p text:style-name="P10"><text:span text:style-name="T4"/></text:p>
      <text:p text:style-name="P2"><text:span text:style-name="T4">Slide 5</text:span><text:span text:style-name="T5">6</text:span></text:p>
      <text:p text:style-name="P2"><text:soft-page-break/><text:span text:style-name="T5"/></text:p>
      <text:p text:style-name="P9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8:42:56.862727437</meta:creation-date>
    <dc:date>2017-01-18T23:54:24.938599341</dc:date>
    <meta:editing-duration>PT4H20M1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3" meta:paragraph-count="52" meta:word-count="580" meta:character-count="3540" meta:non-whitespace-character-count="2987"/>
  </office:meta>
</office:document-meta>
</file>